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7d0" officeooo:paragraph-rsid="00127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ion instruction:</text:p>
      <text:p text:style-name="P1"/>
      <text:p text:style-name="P1">While keeping the codes in the same folder as the images. Run the python codes. The modified images will be stored in the same fold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1T12:59:57.966169190</meta:creation-date>
    <dc:date>2024-02-11T13:01:20.998899562</dc:date>
    <meta:editing-duration>PT1M23S</meta:editing-duration>
    <meta:editing-cycles>1</meta:editing-cycles>
    <meta:document-statistic meta:table-count="0" meta:image-count="0" meta:object-count="0" meta:page-count="1" meta:paragraph-count="2" meta:word-count="27" meta:character-count="156" meta:non-whitespace-character-count="131"/>
    <meta:generator>LibreOffice/6.4.7.2$Linux_X86_64 LibreOffice_project/40$Build-2</meta:generator>
  </office:meta>
</office:document-meta>
</file>